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0000001AA34CEE8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itle">
      <style:text-properties officeooo:rsid="001c5d1f" officeooo:paragraph-rsid="001c5d1f"/>
    </style:style>
    <style:style style:name="P2" style:family="paragraph" style:parent-style-name="Text_20_body">
      <style:text-properties officeooo:rsid="001c5d1f" officeooo:paragraph-rsid="001c5d1f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e is good</text:p>
      <text:p text:style-name="P2"/>
      <text:p text:style-name="P2"><draw:frame draw:style-name="fr1" draw:name="Obje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Here is a public domain picture of a pumpkin pie :</text:p>
      <text:p text:style-name="P2"><draw:frame draw:style-name="fr2" draw:name="Image1" text:anchor-type="char" svg:width="16.933cm" svg:height="11.271cm" draw:z-index="1"><draw:image xlink:href="Pictures/1000000000000280000001AA34CEE8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6T14:23:22.464375092</meta:creation-date>
    <dc:date>2026-02-16T14:26:40.194810472</dc:date>
    <meta:editing-duration>PT3M18S</meta:editing-duration>
    <meta:editing-cycles>1</meta:editing-cycles>
    <meta:document-statistic meta:table-count="0" meta:image-count="1" meta:object-count="1" meta:page-count="1" meta:paragraph-count="2" meta:word-count="14" meta:character-count="61" meta:non-whitespace-character-count="49"/>
    <meta:generator>LibreOffice/25.2.3.2$Linux_X86_64 LibreOffice_project/5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legend chart:legend-position="end" svg:x="13.771cm" svg:y="3.702cm" style:legend-expansion="high" chart:style-name="ch2"/>
        <chart:plot-area chart:style-name="ch3" svg:x="0.35cm" svg:y="0.35cm" svg:width="13.071cm" svg:height="8.299cm">
          <chart:coordinate-region svg:x="2.736cm" svg:y="0.351cm" svg:width="8.298cm" svg:height="8.298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e</text:p>
              </table:table-cell>
            </table:table-row>
          </table:table-header-rows>
          <table:table-rows>
            <table:table-row>
              <table:table-cell office:value-type="string">
                <text:p>Blueberry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Cherry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Sugar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